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
      <text:p text:style-name="Standard">/*Convert given binary tree into threaded binary tree. Analyze time and space complexity of the algorithm*/</text:p>
      <text:p text:style-name="Standard"/>
      <text:p text:style-name="Standard">#include&lt;iostream&gt;</text:p>
      <text:p text:style-name="Standard">#include&lt;stdlib.h&gt;</text:p>
      <text:p text:style-name="Standard">using namespace std;</text:p>
      <text:p text:style-name="Standard">struct node</text:p>
      <text:p text:style-name="Standard">{</text:p>
      <text:p text:style-name="Standard"><text:s text:c="4"/>int data;</text:p>
      <text:p text:style-name="Standard"><text:s text:c="4"/>node *left,*right;</text:p>
      <text:p text:style-name="Standard"><text:s text:c="4"/>int lbit,rbit;</text:p>
      <text:p text:style-name="Standard">};</text:p>
      <text:p text:style-name="Standard">class tbt</text:p>
      <text:p text:style-name="Standard">{</text:p>
      <text:p text:style-name="Standard"><text:s text:c="3"/>node *temp=NULL,*t1=NULL,*s=NULL,*head=NULL,*t=NULL;</text:p>
      <text:p text:style-name="Standard"><text:s text:c="3"/>public:</text:p>
      <text:p text:style-name="Standard"><text:s text:c="3"/></text:p>
      <text:p text:style-name="Standard"><text:s text:c="3"/>node *create();</text:p>
      <text:p text:style-name="Standard"><text:s text:c="3"/>void insert();</text:p>
      <text:p text:style-name="Standard"><text:s text:c="3"/>node *insuc(node*);</text:p>
      <text:p text:style-name="Standard"><text:s text:c="3"/>node *inpre(node*);</text:p>
      <text:p text:style-name="Standard"><text:s text:c="3"/>void dis();</text:p>
      <text:p text:style-name="Standard"><text:s text:c="3"/>void display(node*);</text:p>
      <text:p text:style-name="Standard"><text:s text:c="3"/>void thr();</text:p>
      <text:p text:style-name="Standard"><text:s text:c="3"/>void thread(node*);</text:p>
      <text:p text:style-name="Standard">};</text:p>
      <text:p text:style-name="Standard">node *tbt::create()</text:p>
      <text:p text:style-name="Standard">{</text:p>
      <text:p text:style-name="Standard"><text:s text:c="3"/>node *p=new(struct node);</text:p>
      <text:p text:style-name="Standard"><text:s text:c="3"/>p-&gt;left=NULL;</text:p>
      <text:p text:style-name="Standard"><text:s text:c="3"/>p-&gt;right=NULL;</text:p>
      <text:p text:style-name="Standard"><text:s text:c="3"/>p-&gt;lbit=0;</text:p>
      <text:p text:style-name="Standard"><text:s text:c="3"/>p-&gt;rbit=0;</text:p>
      <text:p text:style-name="Standard"><text:s text:c="3"/>cout&lt;&lt;"\n enter the data";</text:p>
      <text:p text:style-name="Standard"><text:s text:c="3"/>cin&gt;&gt;p-&gt;data;</text:p>
      <text:p text:style-name="Standard"><text:s text:c="3"/>return p;</text:p>
      <text:p text:style-name="Standard">}</text:p>
      <text:p text:style-name="Standard">void tbt::insert()</text:p>
      <text:p text:style-name="Standard">{</text:p>
      <text:p text:style-name="Standard"><text:s text:c="4"/>temp=create();</text:p>
      <text:p text:style-name="Standard"><text:s text:c="4"/>if(head==NULL)</text:p>
      <text:p text:style-name="Standard"><text:s text:c="4"/>{ <text:s/>node *p=new(struct node);</text:p>
      <text:p text:style-name="Standard"><text:s text:c="7"/>head=p;</text:p>
      <text:p text:style-name="Standard"><text:s text:c="7"/>head-&gt;left=temp;</text:p>
      <text:p text:style-name="Standard"><text:s text:c="7"/>head-&gt;right=head;</text:p>
      <text:p text:style-name="Standard"><text:s text:c="7"/>head-&gt;lbit=1;</text:p>
      <text:p text:style-name="Standard"><text:s text:c="7"/>head-&gt;rbit=0;</text:p>
      <text:p text:style-name="Standard"><text:s text:c="7"/>temp-&gt;left=head;</text:p>
      <text:p text:style-name="Standard"><text:s text:c="7"/>temp-&gt;right=head;</text:p>
      <text:p text:style-name="Standard"><text:s text:c="7"/>temp-&gt;lbit=0;</text:p>
      <text:p text:style-name="Standard"><text:s text:c="7"/>temp-&gt;rbit=0;</text:p>
      <text:soft-page-break/>
      <text:p text:style-name="Standard"><text:s text:c="4"/>}</text:p>
      <text:p text:style-name="Standard"><text:s text:c="4"/>else</text:p>
      <text:p text:style-name="Standard"><text:s text:c="4"/>{ <text:s text:c="4"/>t1=head;</text:p>
      <text:p text:style-name="Standard"><text:s text:c="10"/>t1=t1-&gt;left;</text:p>
      <text:p text:style-name="Standard"><text:s text:c="9"/></text:p>
      <text:p text:style-name="Standard"><text:s text:c="10"/>while(t1!=NULL)</text:p>
      <text:p text:style-name="Standard"><text:s text:c="10"/>{ <text:s text:c="2"/>s=t1; <text:s/></text:p>
      <text:p text:style-name="Standard"><text:s text:c="14"/>if(((temp-&gt;data)&gt;(t1-&gt;data))&amp;&amp;t1-&gt;rbit==1)</text:p>
      <text:p text:style-name="Standard"><text:s text:c="14"/>{ <text:s text:c="2"/>t1=t1-&gt;right; <text:s text:c="2"/>}</text:p>
      <text:p text:style-name="Standard"><text:s text:c="14"/>else if(((temp-&gt;data)&lt;(t1-&gt;data))&amp;&amp;t1-&gt;lbit==1)</text:p>
      <text:p text:style-name="Standard"><text:s text:c="14"/>{ <text:s text:c="2"/>t1=t1-&gt;left; <text:s text:c="4"/>}</text:p>
      <text:p text:style-name="Standard"><text:s text:c="14"/>else</text:p>
      <text:p text:style-name="Standard"><text:s text:c="14"/>{ break; <text:s text:c="6"/>}</text:p>
      <text:p text:style-name="Standard"><text:s text:c="10"/>}</text:p>
      <text:p text:style-name="Standard"><text:s text:c="10"/>if(temp-&gt;data&gt;s-&gt;data)</text:p>
      <text:p text:style-name="Standard"><text:s text:c="10"/>{ <text:s text:c="2"/></text:p>
      <text:p text:style-name="Standard"><text:s text:c="13"/>s-&gt;right=temp;</text:p>
      <text:p text:style-name="Standard"><text:s text:c="13"/>s-&gt;rbit=1;</text:p>
      <text:p text:style-name="Standard"><text:s text:c="13"/>temp-&gt;left=inpre(head-&gt;left);</text:p>
      <text:p text:style-name="Standard"><text:s text:c="13"/>temp-&gt;right=insuc(head-&gt;left);</text:p>
      <text:p text:style-name="Standard"><text:s text:c="10"/>}</text:p>
      <text:p text:style-name="Standard"><text:s text:c="10"/>else</text:p>
      <text:p text:style-name="Standard"><text:s text:c="10"/>{</text:p>
      <text:p text:style-name="Standard"><text:s text:c="13"/>s-&gt;left=temp;</text:p>
      <text:p text:style-name="Standard"><text:s text:c="13"/>s-&gt;lbit=1;</text:p>
      <text:p text:style-name="Standard"><text:s text:c="13"/>temp-&gt;left=inpre(head-&gt;left);</text:p>
      <text:p text:style-name="Standard"><text:s text:c="13"/>temp-&gt;right=insuc(head-&gt;left);</text:p>
      <text:p text:style-name="Standard"><text:s text:c="10"/>}</text:p>
      <text:p text:style-name="Standard"><text:s text:c="5"/>} <text:s text:c="7"/></text:p>
      <text:p text:style-name="Standard"><text:s text:c="13"/></text:p>
      <text:p text:style-name="Standard"><text:s text:c="13"/></text:p>
      <text:p text:style-name="Standard"><text:s text:c="10"/></text:p>
      <text:p text:style-name="Standard"><text:s text:c="5"/></text:p>
      <text:p text:style-name="Standard">} <text:s text:c="9"/></text:p>
      <text:p text:style-name="Standard">node *tbt::inpre(node *m)</text:p>
      <text:p text:style-name="Standard">{ <text:s text:c="3"/></text:p>
      <text:p text:style-name="Standard"><text:s text:c="4"/>if(m-&gt;lbit==1)</text:p>
      <text:p text:style-name="Standard"><text:s text:c="4"/>{ <text:s/></text:p>
      <text:p text:style-name="Standard"><text:s text:c="6"/>inpre(m-&gt;left);</text:p>
      <text:p text:style-name="Standard"><text:s text:c="4"/>}</text:p>
      <text:p text:style-name="Standard"><text:s text:c="4"/>if(m-&gt;data==temp-&gt;data&amp;&amp;t==NULL)</text:p>
      <text:p text:style-name="Standard"><text:s text:c="4"/>{ <text:s/>return head; <text:s text:c="6"/>}</text:p>
      <text:p text:style-name="Standard"><text:s text:c="4"/>if(m-&gt;data==temp-&gt;data)</text:p>
      <text:p text:style-name="Standard"><text:s text:c="4"/>{ <text:s text:c="2"/>return t; <text:s text:c="8"/>}</text:p>
      <text:p text:style-name="Standard"><text:s text:c="4"/>t=m;</text:p>
      <text:p text:style-name="Standard"><text:s text:c="4"/>if(m-&gt;rbit==1)</text:p>
      <text:p text:style-name="Standard"><text:s text:c="4"/>{ inpre(m-&gt;right);</text:p>
      <text:p text:style-name="Standard"><text:s text:c="4"/>} <text:s/></text:p>
      <text:p text:style-name="Standard"><text:s text:c="7"/></text:p>
      <text:p text:style-name="Standard">}</text:p>
      <text:p text:style-name="Standard">node *tbt::insuc(node *m)</text:p>
      <text:p text:style-name="Standard">{ <text:s text:c="2"/></text:p>
      <text:soft-page-break/>
      <text:p text:style-name="Standard"><text:s text:c="4"/>if(m-&gt;lbit==1)</text:p>
      <text:p text:style-name="Standard"><text:s text:c="4"/>{ <text:s/>t=m;</text:p>
      <text:p text:style-name="Standard"><text:s text:c="6"/>insuc(m-&gt;left);</text:p>
      <text:p text:style-name="Standard"><text:s text:c="4"/>}</text:p>
      <text:p text:style-name="Standard"><text:s text:c="4"/></text:p>
      <text:p text:style-name="Standard"><text:s text:c="4"/>if(m-&gt;data==temp-&gt;data&amp;&amp;t==NULL)</text:p>
      <text:p text:style-name="Standard"><text:s text:c="4"/>{ <text:s/>return head; <text:s text:c="6"/>}</text:p>
      <text:p text:style-name="Standard"><text:s text:c="4"/>if(m-&gt;data==temp-&gt;data)</text:p>
      <text:p text:style-name="Standard"><text:s text:c="4"/>{ <text:s text:c="2"/>return t; <text:s text:c="7"/>}</text:p>
      <text:p text:style-name="Standard"><text:s text:c="4"/></text:p>
      <text:p text:style-name="Standard"><text:s text:c="4"/>if(m-&gt;rbit==1)</text:p>
      <text:p text:style-name="Standard"><text:s text:c="4"/>{ insuc(m-&gt;right);</text:p>
      <text:p text:style-name="Standard"><text:s text:c="4"/>} <text:s/></text:p>
      <text:p text:style-name="Standard">}</text:p>
      <text:p text:style-name="Standard">void tbt::dis()</text:p>
      <text:p text:style-name="Standard">{ <text:s text:c="2"/>display(head-&gt;left);</text:p>
      <text:p text:style-name="Standard">}</text:p>
      <text:p text:style-name="Standard">void tbt::display(node *m)</text:p>
      <text:p text:style-name="Standard">{</text:p>
      <text:p text:style-name="Standard"><text:s text:c="2"/></text:p>
      <text:p text:style-name="Standard"><text:s text:c="7"/>if(m-&gt;lbit==1)</text:p>
      <text:p text:style-name="Standard"><text:s text:c="7"/>{ <text:s text:c="2"/>display(m-&gt;left); <text:s text:c="13"/>}</text:p>
      <text:p text:style-name="Standard"><text:s text:c="7"/>cout&lt;&lt;"\n"&lt;&lt;m-&gt;data;</text:p>
      <text:p text:style-name="Standard"><text:s text:c="7"/>if(m-&gt;rbit==1)</text:p>
      <text:p text:style-name="Standard"><text:s text:c="7"/>{ <text:s text:c="3"/>display(m-&gt;right); <text:s text:c="12"/>}</text:p>
      <text:p text:style-name="Standard"><text:s text:c="7"/></text:p>
      <text:p text:style-name="Standard"><text:s text:c="6"/></text:p>
      <text:p text:style-name="Standard"><text:s text:c="3"/></text:p>
      <text:p text:style-name="Standard">}</text:p>
      <text:p text:style-name="Standard">void tbt::thr()</text:p>
      <text:p text:style-name="Standard">{ <text:s/>cout&lt;&lt;"\n thread are";</text:p>
      <text:p text:style-name="Standard"><text:s text:c="3"/>thread(head-&gt;left);</text:p>
      <text:p text:style-name="Standard">}</text:p>
      <text:p text:style-name="Standard">void tbt::thread(node *m)</text:p>
      <text:p text:style-name="Standard">{</text:p>
      <text:p text:style-name="Standard"><text:s text:c="2"/></text:p>
      <text:p text:style-name="Standard"><text:s text:c="7"/>if(m-&gt;lbit==1)</text:p>
      <text:p text:style-name="Standard"><text:s text:c="7"/>{ <text:s text:c="2"/>thread(m-&gt;left); <text:s text:c="13"/>}</text:p>
      <text:p text:style-name="Standard"><text:s text:c="7"/>if(m-&gt;lbit==0||m-&gt;rbit==0)</text:p>
      <text:p text:style-name="Standard"><text:s text:c="7"/>{</text:p>
      <text:p text:style-name="Standard"><text:s text:c="7"/>cout&lt;&lt;"\n"&lt;&lt;m-&gt;data;</text:p>
      <text:p text:style-name="Standard"><text:s text:c="7"/>}</text:p>
      <text:p text:style-name="Standard"><text:s text:c="7"/>if(m-&gt;rbit==1)</text:p>
      <text:p text:style-name="Standard"><text:s text:c="7"/>{ <text:s text:c="3"/>thread(m-&gt;right); <text:s text:c="12"/>}</text:p>
      <text:p text:style-name="Standard"><text:s text:c="7"/></text:p>
      <text:p text:style-name="Standard"><text:s text:c="6"/></text:p>
      <text:p text:style-name="Standard"><text:s text:c="3"/></text:p>
      <text:p text:style-name="Standard">} <text:s text:c="2"/></text:p>
      <text:p text:style-name="Standard">int main()</text:p>
      <text:p text:style-name="Standard">{ <text:s/>tbt t; <text:s/>int ch;</text:p>
      <text:p text:style-name="Standard"><text:s text:c="3"/>while(1)</text:p>
      <text:p text:style-name="Standard"><text:s text:c="3"/>{</text:p>
      <text:soft-page-break/>
      <text:p text:style-name="Standard"><text:s text:c="3"/></text:p>
      <text:p text:style-name="Standard"><text:s text:c="3"/>cout&lt;&lt;"\n enter the choice";</text:p>
      <text:p text:style-name="Standard"><text:s text:c="3"/>cout&lt;&lt;"\n 1.insert data";</text:p>
      <text:p text:style-name="Standard"><text:s text:c="3"/>cout&lt;&lt;"\n 2.display all data";</text:p>
      <text:p text:style-name="Standard"><text:s text:c="3"/>cout&lt;&lt;"\n 3.display threaded node";</text:p>
      <text:p text:style-name="Standard"><text:s text:c="3"/>cout&lt;&lt;"\n 4.exit";</text:p>
      <text:p text:style-name="Standard"><text:s text:c="3"/>cin&gt;&gt;ch;</text:p>
      <text:p text:style-name="Standard"><text:s text:c="3"/>switch(ch)</text:p>
      <text:p text:style-name="Standard"><text:s text:c="3"/>{</text:p>
      <text:p text:style-name="Standard"><text:s text:c="6"/>case 1:</text:p>
      <text:p text:style-name="Standard"><text:s text:c="16"/>t.insert();</text:p>
      <text:p text:style-name="Standard"><text:s text:c="16"/>break;</text:p>
      <text:p text:style-name="Standard"><text:s text:c="6"/>case 2:</text:p>
      <text:p text:style-name="Standard"><text:s text:c="16"/>t.dis();</text:p>
      <text:p text:style-name="Standard"><text:s text:c="16"/>break;</text:p>
      <text:p text:style-name="Standard"><text:s text:c="6"/>case 3:</text:p>
      <text:p text:style-name="Standard"><text:s text:c="16"/>t.thr();</text:p>
      <text:p text:style-name="Standard"><text:s text:c="16"/>break;</text:p>
      <text:p text:style-name="Standard"><text:s text:c="6"/>case 4: <text:s/>exit(0);</text:p>
      <text:p text:style-name="Standard"><text:s text:c="16"/></text:p>
      <text:p text:style-name="Standard"><text:s text:c="6"/>default:</text:p>
      <text:p text:style-name="Standard"><text:s text:c="15"/>cout&lt;&lt;"\n invalid entry";</text:p>
      <text:p text:style-name="Standard"><text:s text:c="4"/>} <text:s text:c="13"/></text:p>
      <text:p text:style-name="Standard"><text:s text:c="4"/>}</text:p>
      <text:p text:style-name="Standard"><text:s text:c="3"/>return 0;</text:p>
      <text:p text:style-name="Standard">} <text:s text:c="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A threaded binary tree makes it possible to traverse the values in the binary tree via a linear traversal that is more rapid than a recursive in-order traversal. It is also possible to discover the parent of a node from a threaded binary tree, without explicit use of parent pointers or a stack</text:p>
      <text:p text:style-name="Standard"/>
      <text:p text:style-name="Standard">Create Function:<text:s/></text:p>
      <text:p text:style-name="Standard">Step 1: Start.<text:s/></text:p>
      <text:p text:style-name="Standard">Step 2: Take data from user &amp; create new node n1.</text:p>
      <text:p text:style-name="Standard"><text:s/>Step 3: Store data in n1 &amp; make left &amp; right child “NULL”.<text:s/></text:p>
      <text:p text:style-name="Standard">Step 4: If root is “NULL” then root is equal to n1. Create a dummy or head node. Head of left thread=1, right thread = 0,right = NULL, left field will store address of root; assign root of left field points to dummy &amp; right field to dummy.<text:s/></text:p>
      <text:p text:style-name="Standard">Step 5: Else call insert function &amp; pass root &amp; n1.<text:s/></text:p>
      <text:p text:style-name="Standard">Step 6: Stop.<text:s/></text:p>
      <text:p text:style-name="Standard"/>
      <text:p text:style-name="Standard">Insert Function:</text:p>
      <text:p text:style-name="Standard"><text:s/>Step 1: Start.</text:p>
      <text:p text:style-name="Standard"><text:s/>Step 2: We have new node in passed argument; so check data in temp is less than data in root. If yes then check if Left thread of root is or not. If yes, store temp in left child, store left thread equal to 1, temp of left field equal to root of left field. Temp of right field equal to root. otherwise call insert function again &amp; pass left address of node &amp; temp.</text:p>
      <text:p text:style-name="Standard"><text:s/>Step 3: If data in root is less than data in temp then check if right thread of root is 1 or not. If yes, store temp in right child, store right thread equal to 1,temp of right field equal to root of right field. Temp of left field equal to root. otherwise call insert function again &amp; pass right address of node &amp; temp.<text:s/></text:p>
      <text:p text:style-name="Standard">Step 4: Stop.</text:p>
      <text:p text:style-name="Standard"/>
      <text:p text:style-name="Standard">Inorder Function:</text:p>
      <text:p text:style-name="Standard"><text:s/>Step 1: Start.</text:p>
      <text:p text:style-name="Standard"><text:s/>Step 2: If root is “NULL” then display tree is not created.</text:p>
      <text:p text:style-name="Standard"><text:s/>Step 3: Otherwise store root in temp.</text:p>
      <text:p text:style-name="Standard"><text:s/>Step 4: if left thread of temp is equal to 1 then go to left of temp. repeat same step 4.<text:s/></text:p>
      <text:p text:style-name="Standard">Step 5: Display data of temp.</text:p>
      <text:p text:style-name="Standard"><text:s/>Step 6: if right thread is equal to 0 then then go to left of temp. if temp is equal to dummy then go to step 9. Display data of temp. Repeat step 6.<text:s/></text:p>
      <text:p text:style-name="Standard">Step 7: go to right of temp.</text:p>
      <text:p text:style-name="Standard"><text:s/>Step 8: if temp is equal to dummy then go to<text:s/></text:p>
      <text:p text:style-name="Standard">Step 9. otherwise repeat step 4. Step 9: Sto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rathamesh</meta:initial-creator>
    <dc:creator>Prathamesh Veer</dc:creator>
    <meta:creation-date>2024-05-01T14:13:00Z</meta:creation-date>
    <dc:date>2024-05-01T14:13:00Z</dc:date>
    <meta:template xlink:href="Normal" xlink:type="simple"/>
    <meta:editing-cycles>2</meta:editing-cycles>
    <meta:editing-duration>PT240S</meta:editing-duration>
    <meta:document-statistic meta:page-count="5" meta:paragraph-count="11" meta:word-count="825" meta:character-count="5522" meta:row-count="39" meta:non-whitespace-character-count="4708"/>
  </office:meta>
</office:document-meta>
</file>